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4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4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4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4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8" office:value-type="float" office:value="1967" calcext:value-type="float">
            <text:p>1967</text:p>
          </table:table-cell>
          <table:table-cell table:style-name="ce8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8" office:value-type="float" office:value="1985" calcext:value-type="float">
            <text:p>1985</text:p>
          </table:table-cell>
          <table:table-cell table:style-name="ce8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8" office:value-type="float" office:value="1964" calcext:value-type="float">
            <text:p>196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8" office:value-type="float" office:value="2011" calcext:value-type="float">
            <text:p>2011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8" office:value-type="float" office:value="2014" calcext:value-type="float">
            <text:p>2014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8" office:value-type="float" office:value="1983" calcext:value-type="float">
            <text:p>1983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8" office:value-type="float" office:value="2000" calcext:value-type="float">
            <text:p>2000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8" office:value-type="float" office:value="2001" calcext:value-type="float">
            <text:p>2001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4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4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4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4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4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9" table:default-cell-style-name="ce4"/>
        <table:table-column table:style-name="co3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5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5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4"/>
        <table:table-column table:style-name="co1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9" table:default-cell-style-name="ce3"/>
        <table:table-column table:style-name="co1" table:number-columns-repeated="2" table:default-cell-style-name="ce3"/>
        <table:table-column table:style-name="co10" table:default-cell-style-name="ce3"/>
        <table:table-column table:style-name="co1" table:number-columns-repeated="1007" table:default-cell-style-name="ce3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6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4" table:default-cell-style-name="ce3"/>
        <table:table-column table:style-name="co14" table:default-cell-style-name="ce3"/>
        <table:table-column table:style-name="co15" table:default-cell-style-name="ce4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ce3"/>
        <table:table-column table:style-name="co16" table:default-cell-style-name="ce4"/>
        <table:table-column table:style-name="co17" table:default-cell-style-name="ce3"/>
        <table:table-column table:style-name="co18" table:default-cell-style-name="ce3"/>
        <table:table-column table:style-name="co4" table:default-cell-style-name="ce3"/>
        <table:table-column table:style-name="co1" table:number-columns-repeated="1014" table:default-cell-style-name="ce3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3" office:value-type="string" calcext:value-type="string">
            <text:p>IAFL</text:p>
          </table:table-cell>
          <table:table-cell table:style-name="ce3" office:value-type="string" calcext:value-type="string">
            <text:p>core</text:p>
          </table:table-cell>
          <table:table-cell table:style-name="ce4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3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5:36:49.3274804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2-07T15:38:50.421889563</dc:date>
    <meta:editing-duration>P4DT3H13M2S</meta:editing-duration>
    <meta:editing-cycles>68</meta:editing-cycles>
    <meta:generator>LibreOffice/7.2.2.2$Linux_X86_64 LibreOffice_project/20$Build-2</meta:generator>
    <dc:creator>Jérôme Quelin</dc:creator>
    <meta:document-statistic meta:table-count="6" meta:cell-count="5838" meta:object-count="0"/>
  </office:meta>
</office:document-meta>
</file>